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6.4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8" table:default-cell-style-name="Default"/>
        <table:table-row table:style-name="ro1">
          <table:table-cell office:value-type="string" calcext:value-type="string">
            <text:p>VCDOMLEM DOMINANT with params: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arts-3ngram-3alpha-3</text:p>
          </table:table-cell>
          <table:table-cell office:value-type="string" calcext:value-type="string">
            <text:p>parts-5ngram-3alpha-11</text:p>
          </table:table-cell>
          <table:table-cell office:value-type="string" calcext:value-type="string">
            <text:p>parts-5ngram-3alpha-5</text:p>
          </table:table-cell>
          <table:table-cell office:value-type="string" calcext:value-type="string">
            <text:p>parts-5ngram-3alpha-3</text:p>
          </table:table-cell>
          <table:table-cell office:value-type="string" calcext:value-type="string">
            <text:p>parts-5ngram-2alpha-11</text:p>
          </table:table-cell>
          <table:table-cell office:value-type="string" calcext:value-type="string">
            <text:p>parts-5ngram-2alpha-5</text:p>
          </table:table-cell>
          <table:table-cell office:value-type="string" calcext:value-type="string">
            <text:p>parts-5ngram-2alpha-3</text:p>
          </table:table-cell>
          <table:table-cell office:value-type="string" calcext:value-type="string">
            <text:p>parts-3ngram-3alpha-11</text:p>
          </table:table-cell>
          <table:table-cell office:value-type="string" calcext:value-type="string">
            <text:p>parts-3ngram-3alpha-5</text:p>
          </table:table-cell>
          <table:table-cell office:value-type="string" calcext:value-type="string">
            <text:p>parts-1ngram-2alpha-3</text:p>
          </table:table-cell>
          <table:table-cell office:value-type="string" calcext:value-type="string">
            <text:p>parts-3ngram-2alpha-11</text:p>
          </table:table-cell>
          <table:table-cell table:style-name="ce1" office:value-type="string" calcext:value-type="string">
            <text:p>parts-3ngram-2alpha-5</text:p>
          </table:table-cell>
          <table:table-cell office:value-type="string" calcext:value-type="string">
            <text:p>parts-3ngram-2alpha-3</text:p>
          </table:table-cell>
          <table:table-cell office:value-type="string" calcext:value-type="string">
            <text:p>parts-1ngram-3alpha-11</text:p>
          </table:table-cell>
          <table:table-cell office:value-type="string" calcext:value-type="string">
            <text:p>parts-1ngram-3alpha-5</text:p>
          </table:table-cell>
          <table:table-cell office:value-type="string" calcext:value-type="string">
            <text:p>parts-1ngram-3alpha-3</text:p>
          </table:table-cell>
          <table:table-cell office:value-type="string" calcext:value-type="string">
            <text:p>parts-1ngram-2alpha-11</text:p>
          </table:table-cell>
          <table:table-cell office:value-type="string" calcext:value-type="string">
            <text:p>parts-1ngram-2alpha-5</text:p>
          </table:table-cell>
        </table:table-row>
        <table:table-row table:style-name="ro1">
          <table:table-cell/>
          <table:table-cell table:number-columns-repeated="11" office:value-type="string" calcext:value-type="string">
            <text:p>Balanced_n20_k20_x5_a3VCDomLEM.res</text:p>
          </table:table-cell>
          <table:table-cell table:style-name="ce1" office:value-type="string" calcext:value-type="string">
            <text:p>Balanced_n20_k20_x5_a3VCDomLEM.res</text:p>
          </table:table-cell>
          <table:table-cell table:number-columns-repeated="6" office:value-type="string" calcext:value-type="string">
            <text:p>Balanced_n20_k20_x5_a3VCDomLEM.res</text:p>
          </table:table-cell>
        </table:table-row>
        <table:table-row table:style-name="ro1">
          <table:table-cell table:number-columns-repeated="12"/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ECGFIVEDAY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885747" calcext:value-type="float">
            <text:p>0.885747</text:p>
          </table:table-cell>
          <table:table-cell office:value-type="float" office:value="0.977753" calcext:value-type="float">
            <text:p>0.977753</text:p>
          </table:table-cell>
          <table:table-cell office:value-type="float" office:value="0.986802" calcext:value-type="float">
            <text:p>0.986802</text:p>
          </table:table-cell>
          <table:table-cell office:value-type="float" office:value="0.976998" calcext:value-type="float">
            <text:p>0.976998</text:p>
          </table:table-cell>
          <table:table-cell office:value-type="float" office:value="0.975867" calcext:value-type="float">
            <text:p>0.975867</text:p>
          </table:table-cell>
          <table:table-cell office:value-type="float" office:value="0.989065" calcext:value-type="float">
            <text:p>0.989065</text:p>
          </table:table-cell>
          <table:table-cell office:value-type="float" office:value="0.976998" calcext:value-type="float">
            <text:p>0.976998</text:p>
          </table:table-cell>
          <table:table-cell office:value-type="float" office:value="0.957768" calcext:value-type="float">
            <text:p>0.957768</text:p>
          </table:table-cell>
          <table:table-cell office:value-type="float" office:value="0.938537" calcext:value-type="float">
            <text:p>0.938537</text:p>
          </table:table-cell>
          <table:table-cell office:value-type="float" office:value="0.558446" calcext:value-type="float">
            <text:p>0.558446</text:p>
          </table:table-cell>
          <table:table-cell office:value-type="float" office:value="0.946078" calcext:value-type="float">
            <text:p>0.946078</text:p>
          </table:table-cell>
          <table:table-cell office:value-type="float" office:value="0.919683" calcext:value-type="float">
            <text:p>0.919683</text:p>
          </table:table-cell>
          <table:table-cell office:value-type="float" office:value="0.812971" calcext:value-type="float">
            <text:p>0.812971</text:p>
          </table:table-cell>
          <table:table-cell office:value-type="float" office:value="0.941554" calcext:value-type="float">
            <text:p>0.941554</text:p>
          </table:table-cell>
          <table:table-cell office:value-type="float" office:value="0.914781" calcext:value-type="float">
            <text:p>0.914781</text:p>
          </table:table-cell>
          <table:table-cell office:value-type="float" office:value="0.646305" calcext:value-type="float">
            <text:p>0.646305</text:p>
          </table:table-cell>
          <table:table-cell office:value-type="float" office:value="0.932504" calcext:value-type="float">
            <text:p>0.932504</text:p>
          </table:table-cell>
          <table:table-cell office:value-type="float" office:value="0.893288" calcext:value-type="float">
            <text:p>0.893288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89436" calcext:value-type="float">
            <text:p>0.89436</text:p>
          </table:table-cell>
          <table:table-cell office:value-type="float" office:value="0.977564" calcext:value-type="float">
            <text:p>0.977564</text:p>
          </table:table-cell>
          <table:table-cell office:value-type="float" office:value="0.986728" calcext:value-type="float">
            <text:p>0.986728</text:p>
          </table:table-cell>
          <table:table-cell office:value-type="float" office:value="0.977195" calcext:value-type="float">
            <text:p>0.977195</text:p>
          </table:table-cell>
          <table:table-cell office:value-type="float" office:value="0.975685" calcext:value-type="float">
            <text:p>0.975685</text:p>
          </table:table-cell>
          <table:table-cell office:value-type="float" office:value="0.989035" calcext:value-type="float">
            <text:p>0.989035</text:p>
          </table:table-cell>
          <table:table-cell office:value-type="float" office:value="0.977119" calcext:value-type="float">
            <text:p>0.977119</text:p>
          </table:table-cell>
          <table:table-cell office:value-type="float" office:value="0.95736" calcext:value-type="float">
            <text:p>0.95736</text:p>
          </table:table-cell>
          <table:table-cell office:value-type="float" office:value="0.938458" calcext:value-type="float">
            <text:p>0.938458</text:p>
          </table:table-cell>
          <table:table-cell office:value-type="float" office:value="0.853492" calcext:value-type="float">
            <text:p>0.853492</text:p>
          </table:table-cell>
          <table:table-cell office:value-type="float" office:value="0.945532" calcext:value-type="float">
            <text:p>0.945532</text:p>
          </table:table-cell>
          <table:table-cell office:value-type="float" office:value="0.918914" calcext:value-type="float">
            <text:p>0.918914</text:p>
          </table:table-cell>
          <table:table-cell office:value-type="float" office:value="0.867806" calcext:value-type="float">
            <text:p>0.867806</text:p>
          </table:table-cell>
          <table:table-cell office:value-type="float" office:value="0.94184" calcext:value-type="float">
            <text:p>0.94184</text:p>
          </table:table-cell>
          <table:table-cell office:value-type="float" office:value="0.915781" calcext:value-type="float">
            <text:p>0.915781</text:p>
          </table:table-cell>
          <table:table-cell office:value-type="float" office:value="0.848571" calcext:value-type="float">
            <text:p>0.848571</text:p>
          </table:table-cell>
          <table:table-cell office:value-type="float" office:value="0.933329" calcext:value-type="float">
            <text:p>0.933329</text:p>
          </table:table-cell>
          <table:table-cell office:value-type="float" office:value="0.894178" calcext:value-type="float">
            <text:p>0.894178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863614" calcext:value-type="float">
            <text:p>0.863614</text:p>
          </table:table-cell>
          <table:table-cell office:value-type="float" office:value="0.969834" calcext:value-type="float">
            <text:p>0.969834</text:p>
          </table:table-cell>
          <table:table-cell office:value-type="float" office:value="0.981146" calcext:value-type="float">
            <text:p>0.981146</text:p>
          </table:table-cell>
          <table:table-cell office:value-type="float" office:value="0.985671" calcext:value-type="float">
            <text:p>0.985671</text:p>
          </table:table-cell>
          <table:table-cell office:value-type="float" office:value="0.968326" calcext:value-type="float">
            <text:p>0.968326</text:p>
          </table:table-cell>
          <table:table-cell office:value-type="float" office:value="0.986425" calcext:value-type="float">
            <text:p>0.986425</text:p>
          </table:table-cell>
          <table:table-cell office:value-type="float" office:value="0.982655" calcext:value-type="float">
            <text:p>0.982655</text:p>
          </table:table-cell>
          <table:table-cell office:value-type="float" office:value="0.947964" calcext:value-type="float">
            <text:p>0.947964</text:p>
          </table:table-cell>
          <table:table-cell office:value-type="float" office:value="0.932075" calcext:value-type="float">
            <text:p>0.932075</text:p>
          </table:table-cell>
          <table:table-cell office:value-type="float" office:value="0.851525" calcext:value-type="float">
            <text:p>0.851525</text:p>
          </table:table-cell>
          <table:table-cell office:value-type="float" office:value="0.935897" calcext:value-type="float">
            <text:p>0.935897</text:p>
          </table:table-cell>
          <table:table-cell office:value-type="float" office:value="0.910256" calcext:value-type="float">
            <text:p>0.910256</text:p>
          </table:table-cell>
          <table:table-cell office:value-type="float" office:value="0.850645" calcext:value-type="float">
            <text:p>0.850645</text:p>
          </table:table-cell>
          <table:table-cell office:value-type="float" office:value="0.946456" calcext:value-type="float">
            <text:p>0.946456</text:p>
          </table:table-cell>
          <table:table-cell office:value-type="float" office:value="0.926848" calcext:value-type="float">
            <text:p>0.926848</text:p>
          </table:table-cell>
          <table:table-cell office:value-type="float" office:value="0.85798" calcext:value-type="float">
            <text:p>0.85798</text:p>
          </table:table-cell>
          <table:table-cell office:value-type="float" office:value="0.940422" calcext:value-type="float">
            <text:p>0.940422</text:p>
          </table:table-cell>
          <table:table-cell office:value-type="float" office:value="0.901961" calcext:value-type="float">
            <text:p>0.901961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932423" calcext:value-type="float">
            <text:p>0.932423</text:p>
          </table:table-cell>
          <table:table-cell office:value-type="float" office:value="0.985671" calcext:value-type="float">
            <text:p>0.985671</text:p>
          </table:table-cell>
          <table:table-cell office:value-type="float" office:value="0.992459" calcext:value-type="float">
            <text:p>0.992459</text:p>
          </table:table-cell>
          <table:table-cell office:value-type="float" office:value="0.968326" calcext:value-type="float">
            <text:p>0.968326</text:p>
          </table:table-cell>
          <table:table-cell office:value-type="float" office:value="0.983409" calcext:value-type="float">
            <text:p>0.983409</text:p>
          </table:table-cell>
          <table:table-cell office:value-type="float" office:value="0.991704" calcext:value-type="float">
            <text:p>0.991704</text:p>
          </table:table-cell>
          <table:table-cell office:value-type="float" office:value="0.971342" calcext:value-type="float">
            <text:p>0.971342</text:p>
          </table:table-cell>
          <table:table-cell office:value-type="float" office:value="0.967572" calcext:value-type="float">
            <text:p>0.967572</text:p>
          </table:table-cell>
          <table:table-cell office:value-type="float" office:value="0.945701" calcext:value-type="float">
            <text:p>0.945701</text:p>
          </table:table-cell>
          <table:table-cell office:value-type="float" office:value="0.856534" calcext:value-type="float">
            <text:p>0.856534</text:p>
          </table:table-cell>
          <table:table-cell office:value-type="float" office:value="0.956259" calcext:value-type="float">
            <text:p>0.956259</text:p>
          </table:table-cell>
          <table:table-cell office:value-type="float" office:value="0.92911" calcext:value-type="float">
            <text:p>0.92911</text:p>
          </table:table-cell>
          <table:table-cell office:value-type="float" office:value="0.89023" calcext:value-type="float">
            <text:p>0.89023</text:p>
          </table:table-cell>
          <table:table-cell office:value-type="float" office:value="0.936652" calcext:value-type="float">
            <text:p>0.936652</text:p>
          </table:table-cell>
          <table:table-cell office:value-type="float" office:value="0.902715" calcext:value-type="float">
            <text:p>0.902715</text:p>
          </table:table-cell>
          <table:table-cell office:value-type="float" office:value="0.836284" calcext:value-type="float">
            <text:p>0.836284</text:p>
          </table:table-cell>
          <table:table-cell office:value-type="float" office:value="0.925281" calcext:value-type="float">
            <text:p>0.925281</text:p>
          </table:table-cell>
          <table:table-cell office:value-type="float" office:value="0.884615" calcext:value-type="float">
            <text:p>0.884615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897359" calcext:value-type="float">
            <text:p>0.897359</text:p>
          </table:table-cell>
          <table:table-cell office:value-type="float" office:value="0.977721" calcext:value-type="float">
            <text:p>0.977721</text:p>
          </table:table-cell>
          <table:table-cell office:value-type="float" office:value="0.986786" calcext:value-type="float">
            <text:p>0.986786</text:p>
          </table:table-cell>
          <table:table-cell office:value-type="float" office:value="0.97696" calcext:value-type="float">
            <text:p>0.97696</text:p>
          </table:table-cell>
          <table:table-cell office:value-type="float" office:value="0.975838" calcext:value-type="float">
            <text:p>0.975838</text:p>
          </table:table-cell>
          <table:table-cell office:value-type="float" office:value="0.989061" calcext:value-type="float">
            <text:p>0.989061</text:p>
          </table:table-cell>
          <table:table-cell office:value-type="float" office:value="0.976982" calcext:value-type="float">
            <text:p>0.976982</text:p>
          </table:table-cell>
          <table:table-cell office:value-type="float" office:value="0.957718" calcext:value-type="float">
            <text:p>0.957718</text:p>
          </table:table-cell>
          <table:table-cell office:value-type="float" office:value="0.938864" calcext:value-type="float">
            <text:p>0.938864</text:p>
          </table:table-cell>
          <table:table-cell office:value-type="float" office:value="0.854026" calcext:value-type="float">
            <text:p>0.854026</text:p>
          </table:table-cell>
          <table:table-cell office:value-type="float" office:value="0.946024" calcext:value-type="float">
            <text:p>0.946024</text:p>
          </table:table-cell>
          <table:table-cell office:value-type="float" office:value="0.919635" calcext:value-type="float">
            <text:p>0.919635</text:p>
          </table:table-cell>
          <table:table-cell office:value-type="float" office:value="0.870212" calcext:value-type="float">
            <text:p>0.870212</text:p>
          </table:table-cell>
          <table:table-cell office:value-type="float" office:value="0.941541" calcext:value-type="float">
            <text:p>0.941541</text:p>
          </table:table-cell>
          <table:table-cell office:value-type="float" office:value="0.914702" calcext:value-type="float">
            <text:p>0.914702</text:p>
          </table:table-cell>
          <table:table-cell office:value-type="float" office:value="0.847062" calcext:value-type="float">
            <text:p>0.847062</text:p>
          </table:table-cell>
          <table:table-cell office:value-type="float" office:value="0.932821" calcext:value-type="float">
            <text:p>0.932821</text:p>
          </table:table-cell>
          <table:table-cell office:value-type="float" office:value="0.893246" calcext:value-type="float">
            <text:p>0.893246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885747" calcext:value-type="float">
            <text:p>0.885747</text:p>
          </table:table-cell>
          <table:table-cell office:value-type="float" office:value="0.977753" calcext:value-type="float">
            <text:p>0.977753</text:p>
          </table:table-cell>
          <table:table-cell office:value-type="float" office:value="0.986802" calcext:value-type="float">
            <text:p>0.986802</text:p>
          </table:table-cell>
          <table:table-cell office:value-type="float" office:value="0.976998" calcext:value-type="float">
            <text:p>0.976998</text:p>
          </table:table-cell>
          <table:table-cell office:value-type="float" office:value="0.975867" calcext:value-type="float">
            <text:p>0.975867</text:p>
          </table:table-cell>
          <table:table-cell office:value-type="float" office:value="0.989065" calcext:value-type="float">
            <text:p>0.989065</text:p>
          </table:table-cell>
          <table:table-cell office:value-type="float" office:value="0.976998" calcext:value-type="float">
            <text:p>0.976998</text:p>
          </table:table-cell>
          <table:table-cell office:value-type="float" office:value="0.957768" calcext:value-type="float">
            <text:p>0.957768</text:p>
          </table:table-cell>
          <table:table-cell office:value-type="float" office:value="0.938537" calcext:value-type="float">
            <text:p>0.938537</text:p>
          </table:table-cell>
          <table:table-cell office:value-type="float" office:value="0.558446" calcext:value-type="float">
            <text:p>0.558446</text:p>
          </table:table-cell>
          <table:table-cell office:value-type="float" office:value="0.946078" calcext:value-type="float">
            <text:p>0.946078</text:p>
          </table:table-cell>
          <table:table-cell office:value-type="float" office:value="0.919683" calcext:value-type="float">
            <text:p>0.919683</text:p>
          </table:table-cell>
          <table:table-cell office:value-type="float" office:value="0.812971" calcext:value-type="float">
            <text:p>0.812971</text:p>
          </table:table-cell>
          <table:table-cell office:value-type="float" office:value="0.941554" calcext:value-type="float">
            <text:p>0.941554</text:p>
          </table:table-cell>
          <table:table-cell office:value-type="float" office:value="0.914781" calcext:value-type="float">
            <text:p>0.914781</text:p>
          </table:table-cell>
          <table:table-cell office:value-type="float" office:value="0.646305" calcext:value-type="float">
            <text:p>0.646305</text:p>
          </table:table-cell>
          <table:table-cell office:value-type="float" office:value="0.932504" calcext:value-type="float">
            <text:p>0.932504</text:p>
          </table:table-cell>
          <table:table-cell office:value-type="float" office:value="0.893288" calcext:value-type="float">
            <text:p>0.89328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WOLEADECG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849111" calcext:value-type="float">
            <text:p>0.849111</text:p>
          </table:table-cell>
          <table:table-cell office:value-type="float" office:value="0.975904" calcext:value-type="float">
            <text:p>0.975904</text:p>
          </table:table-cell>
          <table:table-cell office:value-type="float" office:value="0.948652" calcext:value-type="float">
            <text:p>0.948652</text:p>
          </table:table-cell>
          <table:table-cell office:value-type="float" office:value="0.851979" calcext:value-type="float">
            <text:p>0.851979</text:p>
          </table:table-cell>
          <table:table-cell office:value-type="float" office:value="0.969306" calcext:value-type="float">
            <text:p>0.969306</text:p>
          </table:table-cell>
          <table:table-cell office:value-type="float" office:value="0.943488" calcext:value-type="float">
            <text:p>0.943488</text:p>
          </table:table-cell>
          <table:table-cell office:value-type="float" office:value="0.856856" calcext:value-type="float">
            <text:p>0.856856</text:p>
          </table:table-cell>
          <table:table-cell office:value-type="float" office:value="0.97533" calcext:value-type="float">
            <text:p>0.97533</text:p>
          </table:table-cell>
          <table:table-cell office:value-type="float" office:value="0.948652" calcext:value-type="float">
            <text:p>0.948652</text:p>
          </table:table-cell>
          <table:table-cell office:value-type="float" office:value="0.679289" calcext:value-type="float">
            <text:p>0.679289</text:p>
          </table:table-cell>
          <table:table-cell office:value-type="float" office:value="0.969593" calcext:value-type="float">
            <text:p>0.969593</text:p>
          </table:table-cell>
          <table:table-cell office:value-type="float" office:value="0.948939" calcext:value-type="float">
            <text:p>0.948939</text:p>
          </table:table-cell>
          <table:table-cell office:value-type="float" office:value="0.856569" calcext:value-type="float">
            <text:p>0.856569</text:p>
          </table:table-cell>
          <table:table-cell office:value-type="float" office:value="0.97619" calcext:value-type="float">
            <text:p>0.97619</text:p>
          </table:table-cell>
          <table:table-cell office:value-type="float" office:value="0.94607" calcext:value-type="float">
            <text:p>0.94607</text:p>
          </table:table-cell>
          <table:table-cell office:value-type="float" office:value="0.796902" calcext:value-type="float">
            <text:p>0.796902</text:p>
          </table:table-cell>
          <table:table-cell office:value-type="float" office:value="0.971601" calcext:value-type="float">
            <text:p>0.971601</text:p>
          </table:table-cell>
          <table:table-cell office:value-type="float" office:value="0.946931" calcext:value-type="float">
            <text:p>0.946931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848623" calcext:value-type="float">
            <text:p>0.848623</text:p>
          </table:table-cell>
          <table:table-cell office:value-type="float" office:value="0.976029" calcext:value-type="float">
            <text:p>0.976029</text:p>
          </table:table-cell>
          <table:table-cell office:value-type="float" office:value="0.948934" calcext:value-type="float">
            <text:p>0.948934</text:p>
          </table:table-cell>
          <table:table-cell office:value-type="float" office:value="0.852661" calcext:value-type="float">
            <text:p>0.852661</text:p>
          </table:table-cell>
          <table:table-cell office:value-type="float" office:value="0.969437" calcext:value-type="float">
            <text:p>0.969437</text:p>
          </table:table-cell>
          <table:table-cell office:value-type="float" office:value="0.94364" calcext:value-type="float">
            <text:p>0.94364</text:p>
          </table:table-cell>
          <table:table-cell office:value-type="float" office:value="0.857301" calcext:value-type="float">
            <text:p>0.857301</text:p>
          </table:table-cell>
          <table:table-cell office:value-type="float" office:value="0.975498" calcext:value-type="float">
            <text:p>0.975498</text:p>
          </table:table-cell>
          <table:table-cell office:value-type="float" office:value="0.948931" calcext:value-type="float">
            <text:p>0.948931</text:p>
          </table:table-cell>
          <table:table-cell office:value-type="float" office:value="0.818454" calcext:value-type="float">
            <text:p>0.818454</text:p>
          </table:table-cell>
          <table:table-cell office:value-type="float" office:value="0.969713" calcext:value-type="float">
            <text:p>0.969713</text:p>
          </table:table-cell>
          <table:table-cell office:value-type="float" office:value="0.949082" calcext:value-type="float">
            <text:p>0.949082</text:p>
          </table:table-cell>
          <table:table-cell office:value-type="float" office:value="0.855735" calcext:value-type="float">
            <text:p>0.855735</text:p>
          </table:table-cell>
          <table:table-cell office:value-type="float" office:value="0.976267" calcext:value-type="float">
            <text:p>0.976267</text:p>
          </table:table-cell>
          <table:table-cell office:value-type="float" office:value="0.945979" calcext:value-type="float">
            <text:p>0.945979</text:p>
          </table:table-cell>
          <table:table-cell office:value-type="float" office:value="0.821405" calcext:value-type="float">
            <text:p>0.821405</text:p>
          </table:table-cell>
          <table:table-cell office:value-type="float" office:value="0.971699" calcext:value-type="float">
            <text:p>0.971699</text:p>
          </table:table-cell>
          <table:table-cell office:value-type="float" office:value="0.946556" calcext:value-type="float">
            <text:p>0.946556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845668" calcext:value-type="float">
            <text:p>0.845668</text:p>
          </table:table-cell>
          <table:table-cell office:value-type="float" office:value="0.981067" calcext:value-type="float">
            <text:p>0.981067</text:p>
          </table:table-cell>
          <table:table-cell office:value-type="float" office:value="0.954102" calcext:value-type="float">
            <text:p>0.954102</text:p>
          </table:table-cell>
          <table:table-cell office:value-type="float" office:value="0.856569" calcext:value-type="float">
            <text:p>0.856569</text:p>
          </table:table-cell>
          <table:table-cell office:value-type="float" office:value="0.973609" calcext:value-type="float">
            <text:p>0.973609</text:p>
          </table:table-cell>
          <table:table-cell office:value-type="float" office:value="0.94607" calcext:value-type="float">
            <text:p>0.94607</text:p>
          </table:table-cell>
          <table:table-cell office:value-type="float" office:value="0.860011" calcext:value-type="float">
            <text:p>0.860011</text:p>
          </table:table-cell>
          <table:table-cell office:value-type="float" office:value="0.982215" calcext:value-type="float">
            <text:p>0.982215</text:p>
          </table:table-cell>
          <table:table-cell office:value-type="float" office:value="0.954102" calcext:value-type="float">
            <text:p>0.954102</text:p>
          </table:table-cell>
          <table:table-cell office:value-type="float" office:value="0.821014" calcext:value-type="float">
            <text:p>0.821014</text:p>
          </table:table-cell>
          <table:table-cell office:value-type="float" office:value="0.973609" calcext:value-type="float">
            <text:p>0.973609</text:p>
          </table:table-cell>
          <table:table-cell office:value-type="float" office:value="0.951807" calcext:value-type="float">
            <text:p>0.951807</text:p>
          </table:table-cell>
          <table:table-cell office:value-type="float" office:value="0.850832" calcext:value-type="float">
            <text:p>0.850832</text:p>
          </table:table-cell>
          <table:table-cell office:value-type="float" office:value="0.979346" calcext:value-type="float">
            <text:p>0.979346</text:p>
          </table:table-cell>
          <table:table-cell office:value-type="float" office:value="0.944349" calcext:value-type="float">
            <text:p>0.944349</text:p>
          </table:table-cell>
          <table:table-cell office:value-type="float" office:value="0.839917" calcext:value-type="float">
            <text:p>0.839917</text:p>
          </table:table-cell>
          <table:table-cell office:value-type="float" office:value="0.97533" calcext:value-type="float">
            <text:p>0.97533</text:p>
          </table:table-cell>
          <table:table-cell office:value-type="float" office:value="0.940333" calcext:value-type="float">
            <text:p>0.940333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852553" calcext:value-type="float">
            <text:p>0.852553</text:p>
          </table:table-cell>
          <table:table-cell office:value-type="float" office:value="0.97074" calcext:value-type="float">
            <text:p>0.97074</text:p>
          </table:table-cell>
          <table:table-cell office:value-type="float" office:value="0.943201" calcext:value-type="float">
            <text:p>0.943201</text:p>
          </table:table-cell>
          <table:table-cell office:value-type="float" office:value="0.84739" calcext:value-type="float">
            <text:p>0.84739</text:p>
          </table:table-cell>
          <table:table-cell office:value-type="float" office:value="0.965003" calcext:value-type="float">
            <text:p>0.965003</text:p>
          </table:table-cell>
          <table:table-cell office:value-type="float" office:value="0.940906" calcext:value-type="float">
            <text:p>0.940906</text:p>
          </table:table-cell>
          <table:table-cell office:value-type="float" office:value="0.853701" calcext:value-type="float">
            <text:p>0.853701</text:p>
          </table:table-cell>
          <table:table-cell office:value-type="float" office:value="0.968445" calcext:value-type="float">
            <text:p>0.968445</text:p>
          </table:table-cell>
          <table:table-cell office:value-type="float" office:value="0.943201" calcext:value-type="float">
            <text:p>0.943201</text:p>
          </table:table-cell>
          <table:table-cell office:value-type="float" office:value="0.81531" calcext:value-type="float">
            <text:p>0.81531</text:p>
          </table:table-cell>
          <table:table-cell office:value-type="float" office:value="0.965577" calcext:value-type="float">
            <text:p>0.965577</text:p>
          </table:table-cell>
          <table:table-cell office:value-type="float" office:value="0.94607" calcext:value-type="float">
            <text:p>0.94607</text:p>
          </table:table-cell>
          <table:table-cell office:value-type="float" office:value="0.862306" calcext:value-type="float">
            <text:p>0.862306</text:p>
          </table:table-cell>
          <table:table-cell office:value-type="float" office:value="0.973035" calcext:value-type="float">
            <text:p>0.973035</text:p>
          </table:table-cell>
          <table:table-cell office:value-type="float" office:value="0.947791" calcext:value-type="float">
            <text:p>0.947791</text:p>
          </table:table-cell>
          <table:table-cell office:value-type="float" office:value="0.794687" calcext:value-type="float">
            <text:p>0.794687</text:p>
          </table:table-cell>
          <table:table-cell office:value-type="float" office:value="0.967871" calcext:value-type="float">
            <text:p>0.967871</text:p>
          </table:table-cell>
          <table:table-cell office:value-type="float" office:value="0.953528" calcext:value-type="float">
            <text:p>0.953528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849104" calcext:value-type="float">
            <text:p>0.849104</text:p>
          </table:table-cell>
          <table:table-cell office:value-type="float" office:value="0.97589" calcext:value-type="float">
            <text:p>0.97589</text:p>
          </table:table-cell>
          <table:table-cell office:value-type="float" office:value="0.948636" calcext:value-type="float">
            <text:p>0.948636</text:p>
          </table:table-cell>
          <table:table-cell office:value-type="float" office:value="0.851967" calcext:value-type="float">
            <text:p>0.851967</text:p>
          </table:table-cell>
          <table:table-cell office:value-type="float" office:value="0.969296" calcext:value-type="float">
            <text:p>0.969296</text:p>
          </table:table-cell>
          <table:table-cell office:value-type="float" office:value="0.943485" calcext:value-type="float">
            <text:p>0.943485</text:p>
          </table:table-cell>
          <table:table-cell office:value-type="float" office:value="0.85685" calcext:value-type="float">
            <text:p>0.85685</text:p>
          </table:table-cell>
          <table:table-cell office:value-type="float" office:value="0.975306" calcext:value-type="float">
            <text:p>0.975306</text:p>
          </table:table-cell>
          <table:table-cell office:value-type="float" office:value="0.948636" calcext:value-type="float">
            <text:p>0.948636</text:p>
          </table:table-cell>
          <table:table-cell office:value-type="float" office:value="0.818157" calcext:value-type="float">
            <text:p>0.818157</text:p>
          </table:table-cell>
          <table:table-cell office:value-type="float" office:value="0.969584" calcext:value-type="float">
            <text:p>0.969584</text:p>
          </table:table-cell>
          <table:table-cell office:value-type="float" office:value="0.948934" calcext:value-type="float">
            <text:p>0.948934</text:p>
          </table:table-cell>
          <table:table-cell office:value-type="float" office:value="0.85655" calcext:value-type="float">
            <text:p>0.85655</text:p>
          </table:table-cell>
          <table:table-cell office:value-type="float" office:value="0.976185" calcext:value-type="float">
            <text:p>0.976185</text:p>
          </table:table-cell>
          <table:table-cell office:value-type="float" office:value="0.946068" calcext:value-type="float">
            <text:p>0.946068</text:p>
          </table:table-cell>
          <table:table-cell office:value-type="float" office:value="0.816989" calcext:value-type="float">
            <text:p>0.816989</text:p>
          </table:table-cell>
          <table:table-cell office:value-type="float" office:value="0.971594" calcext:value-type="float">
            <text:p>0.971594</text:p>
          </table:table-cell>
          <table:table-cell office:value-type="float" office:value="0.946908" calcext:value-type="float">
            <text:p>0.946908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849111" calcext:value-type="float">
            <text:p>0.849111</text:p>
          </table:table-cell>
          <table:table-cell office:value-type="float" office:value="0.975904" calcext:value-type="float">
            <text:p>0.975904</text:p>
          </table:table-cell>
          <table:table-cell office:value-type="float" office:value="0.948652" calcext:value-type="float">
            <text:p>0.948652</text:p>
          </table:table-cell>
          <table:table-cell office:value-type="float" office:value="0.851979" calcext:value-type="float">
            <text:p>0.851979</text:p>
          </table:table-cell>
          <table:table-cell office:value-type="float" office:value="0.969306" calcext:value-type="float">
            <text:p>0.969306</text:p>
          </table:table-cell>
          <table:table-cell office:value-type="float" office:value="0.943488" calcext:value-type="float">
            <text:p>0.943488</text:p>
          </table:table-cell>
          <table:table-cell office:value-type="float" office:value="0.856856" calcext:value-type="float">
            <text:p>0.856856</text:p>
          </table:table-cell>
          <table:table-cell office:value-type="float" office:value="0.97533" calcext:value-type="float">
            <text:p>0.97533</text:p>
          </table:table-cell>
          <table:table-cell office:value-type="float" office:value="0.948652" calcext:value-type="float">
            <text:p>0.948652</text:p>
          </table:table-cell>
          <table:table-cell office:value-type="float" office:value="0.679289" calcext:value-type="float">
            <text:p>0.679289</text:p>
          </table:table-cell>
          <table:table-cell office:value-type="float" office:value="0.969593" calcext:value-type="float">
            <text:p>0.969593</text:p>
          </table:table-cell>
          <table:table-cell office:value-type="float" office:value="0.948939" calcext:value-type="float">
            <text:p>0.948939</text:p>
          </table:table-cell>
          <table:table-cell office:value-type="float" office:value="0.856569" calcext:value-type="float">
            <text:p>0.856569</text:p>
          </table:table-cell>
          <table:table-cell office:value-type="float" office:value="0.97619" calcext:value-type="float">
            <text:p>0.97619</text:p>
          </table:table-cell>
          <table:table-cell office:value-type="float" office:value="0.94607" calcext:value-type="float">
            <text:p>0.94607</text:p>
          </table:table-cell>
          <table:table-cell office:value-type="float" office:value="0.796902" calcext:value-type="float">
            <text:p>0.796902</text:p>
          </table:table-cell>
          <table:table-cell office:value-type="float" office:value="0.971601" calcext:value-type="float">
            <text:p>0.971601</text:p>
          </table:table-cell>
          <table:table-cell office:value-type="float" office:value="0.946931" calcext:value-type="float">
            <text:p>0.9469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YO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ccuracy: </text:p>
          </table:table-cell>
          <table:table-cell table:number-columns-repeated="18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table:number-columns-repeated="18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table:number-columns-repeated="18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table:number-columns-repeated="18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table:number-columns-repeated="18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table:number-columns-repeated="18" office:value-type="string" calcext:value-type="string">
            <text:p>NaN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MOTESTRA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911688" calcext:value-type="float">
            <text:p>0.911688</text:p>
          </table:table-cell>
          <table:table-cell office:value-type="string" calcext:value-type="string">
            <text:p>NaN</text:p>
          </table:table-cell>
          <table:table-cell office:value-type="float" office:value="0.930031" calcext:value-type="float">
            <text:p>0.930031</text:p>
          </table:table-cell>
          <table:table-cell office:value-type="float" office:value="0.925314" calcext:value-type="float">
            <text:p>0.925314</text:p>
          </table:table-cell>
          <table:table-cell office:value-type="float" office:value="0.939465" calcext:value-type="float">
            <text:p>0.939465</text:p>
          </table:table-cell>
          <table:table-cell office:value-type="float" office:value="0.935273" calcext:value-type="float">
            <text:p>0.935273</text:p>
          </table:table-cell>
          <table:table-cell office:value-type="float" office:value="0.917977" calcext:value-type="float">
            <text:p>0.917977</text:p>
          </table:table-cell>
          <table:table-cell office:value-type="string" calcext:value-type="string">
            <text:p>NaN</text:p>
          </table:table-cell>
          <table:table-cell office:value-type="float" office:value="0.932652" calcext:value-type="float">
            <text:p>0.932652</text:p>
          </table:table-cell>
          <table:table-cell office:value-type="float" office:value="0.696017" calcext:value-type="float">
            <text:p>0.696017</text:p>
          </table:table-cell>
          <table:table-cell office:value-type="float" office:value="0.94392" calcext:value-type="float">
            <text:p>0.94392</text:p>
          </table:table-cell>
          <table:table-cell office:value-type="float" office:value="0.930294" calcext:value-type="float">
            <text:p>0.930294</text:p>
          </table:table-cell>
          <table:table-cell office:value-type="float" office:value="0.908543" calcext:value-type="float">
            <text:p>0.908543</text:p>
          </table:table-cell>
          <table:table-cell office:value-type="float" office:value="0.889937" calcext:value-type="float">
            <text:p>0.889937</text:p>
          </table:table-cell>
          <table:table-cell office:value-type="float" office:value="0.848795" calcext:value-type="float">
            <text:p>0.848795</text:p>
          </table:table-cell>
          <table:table-cell office:value-type="float" office:value="0.705975" calcext:value-type="float">
            <text:p>0.705975</text:p>
          </table:table-cell>
          <table:table-cell office:value-type="float" office:value="0.890723" calcext:value-type="float">
            <text:p>0.890723</text:p>
          </table:table-cell>
          <table:table-cell office:value-type="float" office:value="0.837526" calcext:value-type="float">
            <text:p>0.837526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912442" calcext:value-type="float">
            <text:p>0.912442</text:p>
          </table:table-cell>
          <table:table-cell office:value-type="string" calcext:value-type="string">
            <text:p>NaN</text:p>
          </table:table-cell>
          <table:table-cell office:value-type="float" office:value="0.931718" calcext:value-type="float">
            <text:p>0.931718</text:p>
          </table:table-cell>
          <table:table-cell office:value-type="float" office:value="0.927317" calcext:value-type="float">
            <text:p>0.927317</text:p>
          </table:table-cell>
          <table:table-cell office:value-type="float" office:value="0.94073" calcext:value-type="float">
            <text:p>0.94073</text:p>
          </table:table-cell>
          <table:table-cell office:value-type="float" office:value="0.936012" calcext:value-type="float">
            <text:p>0.936012</text:p>
          </table:table-cell>
          <table:table-cell office:value-type="float" office:value="0.920226" calcext:value-type="float">
            <text:p>0.920226</text:p>
          </table:table-cell>
          <table:table-cell office:value-type="string" calcext:value-type="string">
            <text:p>NaN</text:p>
          </table:table-cell>
          <table:table-cell office:value-type="float" office:value="0.932756" calcext:value-type="float">
            <text:p>0.932756</text:p>
          </table:table-cell>
          <table:table-cell office:value-type="float" office:value="0.710329" calcext:value-type="float">
            <text:p>0.710329</text:p>
          </table:table-cell>
          <table:table-cell office:value-type="float" office:value="0.944677" calcext:value-type="float">
            <text:p>0.944677</text:p>
          </table:table-cell>
          <table:table-cell office:value-type="float" office:value="0.931378" calcext:value-type="float">
            <text:p>0.931378</text:p>
          </table:table-cell>
          <table:table-cell office:value-type="float" office:value="0.90811" calcext:value-type="float">
            <text:p>0.90811</text:p>
          </table:table-cell>
          <table:table-cell office:value-type="float" office:value="0.890596" calcext:value-type="float">
            <text:p>0.890596</text:p>
          </table:table-cell>
          <table:table-cell office:value-type="float" office:value="0.847739" calcext:value-type="float">
            <text:p>0.847739</text:p>
          </table:table-cell>
          <table:table-cell office:value-type="float" office:value="0.722749" calcext:value-type="float">
            <text:p>0.722749</text:p>
          </table:table-cell>
          <table:table-cell office:value-type="float" office:value="0.890564" calcext:value-type="float">
            <text:p>0.890564</text:p>
          </table:table-cell>
          <table:table-cell office:value-type="float" office:value="0.838949" calcext:value-type="float">
            <text:p>0.838949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915338" calcext:value-type="float">
            <text:p>0.915338</text:p>
          </table:table-cell>
          <table:table-cell office:value-type="string" calcext:value-type="string">
            <text:p>NaN</text:p>
          </table:table-cell>
          <table:table-cell office:value-type="float" office:value="0.942646" calcext:value-type="float">
            <text:p>0.942646</text:p>
          </table:table-cell>
          <table:table-cell office:value-type="float" office:value="0.935224" calcext:value-type="float">
            <text:p>0.935224</text:p>
          </table:table-cell>
          <table:table-cell office:value-type="float" office:value="0.949461" calcext:value-type="float">
            <text:p>0.949461</text:p>
          </table:table-cell>
          <table:table-cell office:value-type="float" office:value="0.940943" calcext:value-type="float">
            <text:p>0.940943</text:p>
          </table:table-cell>
          <table:table-cell office:value-type="float" office:value="0.930649" calcext:value-type="float">
            <text:p>0.930649</text:p>
          </table:table-cell>
          <table:table-cell office:value-type="string" calcext:value-type="string">
            <text:p>NaN</text:p>
          </table:table-cell>
          <table:table-cell office:value-type="float" office:value="0.93356" calcext:value-type="float">
            <text:p>0.93356</text:p>
          </table:table-cell>
          <table:table-cell office:value-type="float" office:value="0.738217" calcext:value-type="float">
            <text:p>0.738217</text:p>
          </table:table-cell>
          <table:table-cell office:value-type="float" office:value="0.950028" calcext:value-type="float">
            <text:p>0.950028</text:p>
          </table:table-cell>
          <table:table-cell office:value-type="float" office:value="0.936968" calcext:value-type="float">
            <text:p>0.936968</text:p>
          </table:table-cell>
          <table:table-cell office:value-type="float" office:value="0.904549" calcext:value-type="float">
            <text:p>0.904549</text:p>
          </table:table-cell>
          <table:table-cell office:value-type="float" office:value="0.89381" calcext:value-type="float">
            <text:p>0.89381</text:p>
          </table:table-cell>
          <table:table-cell office:value-type="float" office:value="0.843839" calcext:value-type="float">
            <text:p>0.843839</text:p>
          </table:table-cell>
          <table:table-cell office:value-type="float" office:value="0.756956" calcext:value-type="float">
            <text:p>0.756956</text:p>
          </table:table-cell>
          <table:table-cell office:value-type="float" office:value="0.889835" calcext:value-type="float">
            <text:p>0.889835</text:p>
          </table:table-cell>
          <table:table-cell office:value-type="float" office:value="0.843839" calcext:value-type="float">
            <text:p>0.843839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909002" calcext:value-type="float">
            <text:p>0.909002</text:p>
          </table:table-cell>
          <table:table-cell office:value-type="string" calcext:value-type="string">
            <text:p>NaN</text:p>
          </table:table-cell>
          <table:table-cell office:value-type="float" office:value="0.919221" calcext:value-type="float">
            <text:p>0.919221</text:p>
          </table:table-cell>
          <table:table-cell office:value-type="float" office:value="0.918158" calcext:value-type="float">
            <text:p>0.918158</text:p>
          </table:table-cell>
          <table:table-cell office:value-type="float" office:value="0.9309" calcext:value-type="float">
            <text:p>0.9309</text:p>
          </table:table-cell>
          <table:table-cell office:value-type="float" office:value="0.930414" calcext:value-type="float">
            <text:p>0.930414</text:p>
          </table:table-cell>
          <table:table-cell office:value-type="float" office:value="0.908029" calcext:value-type="float">
            <text:p>0.908029</text:p>
          </table:table-cell>
          <table:table-cell office:value-type="string" calcext:value-type="string">
            <text:p>NaN</text:p>
          </table:table-cell>
          <table:table-cell office:value-type="float" office:value="0.931873" calcext:value-type="float">
            <text:p>0.931873</text:p>
          </table:table-cell>
          <table:table-cell office:value-type="float" office:value="0.659854" calcext:value-type="float">
            <text:p>0.659854</text:p>
          </table:table-cell>
          <table:table-cell office:value-type="float" office:value="0.938686" calcext:value-type="float">
            <text:p>0.938686</text:p>
          </table:table-cell>
          <table:table-cell office:value-type="float" office:value="0.925022" calcext:value-type="float">
            <text:p>0.925022</text:p>
          </table:table-cell>
          <table:table-cell office:value-type="float" office:value="0.912409" calcext:value-type="float">
            <text:p>0.912409</text:p>
          </table:table-cell>
          <table:table-cell office:value-type="float" office:value="0.886618" calcext:value-type="float">
            <text:p>0.886618</text:p>
          </table:table-cell>
          <table:table-cell office:value-type="float" office:value="0.853041" calcext:value-type="float">
            <text:p>0.853041</text:p>
          </table:table-cell>
          <table:table-cell office:value-type="float" office:value="0.662287" calcext:value-type="float">
            <text:p>0.662287</text:p>
          </table:table-cell>
          <table:table-cell office:value-type="float" office:value="0.891484" calcext:value-type="float">
            <text:p>0.891484</text:p>
          </table:table-cell>
          <table:table-cell office:value-type="float" office:value="0.832117" calcext:value-type="float">
            <text:p>0.832117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912165" calcext:value-type="float">
            <text:p>0.912165</text:p>
          </table:table-cell>
          <table:table-cell office:value-type="string" calcext:value-type="string">
            <text:p>NaN</text:p>
          </table:table-cell>
          <table:table-cell office:value-type="float" office:value="0.93086" calcext:value-type="float">
            <text:p>0.93086</text:p>
          </table:table-cell>
          <table:table-cell office:value-type="float" office:value="0.926652" calcext:value-type="float">
            <text:p>0.926652</text:p>
          </table:table-cell>
          <table:table-cell office:value-type="float" office:value="0.940135" calcext:value-type="float">
            <text:p>0.940135</text:p>
          </table:table-cell>
          <table:table-cell office:value-type="float" office:value="0.935663" calcext:value-type="float">
            <text:p>0.935663</text:p>
          </table:table-cell>
          <table:table-cell office:value-type="float" office:value="0.919269" calcext:value-type="float">
            <text:p>0.919269</text:p>
          </table:table-cell>
          <table:table-cell office:value-type="string" calcext:value-type="string">
            <text:p>NaN</text:p>
          </table:table-cell>
          <table:table-cell office:value-type="float" office:value="0.932717" calcext:value-type="float">
            <text:p>0.932717</text:p>
          </table:table-cell>
          <table:table-cell office:value-type="float" office:value="0.697937" calcext:value-type="float">
            <text:p>0.697937</text:p>
          </table:table-cell>
          <table:table-cell office:value-type="float" office:value="0.94434" calcext:value-type="float">
            <text:p>0.94434</text:p>
          </table:table-cell>
          <table:table-cell office:value-type="float" office:value="0.930976" calcext:value-type="float">
            <text:p>0.930976</text:p>
          </table:table-cell>
          <table:table-cell office:value-type="float" office:value="0.908471" calcext:value-type="float">
            <text:p>0.908471</text:p>
          </table:table-cell>
          <table:table-cell office:value-type="float" office:value="0.890207" calcext:value-type="float">
            <text:p>0.890207</text:p>
          </table:table-cell>
          <table:table-cell office:value-type="float" office:value="0.848428" calcext:value-type="float">
            <text:p>0.848428</text:p>
          </table:table-cell>
          <table:table-cell office:value-type="float" office:value="0.708041" calcext:value-type="float">
            <text:p>0.708041</text:p>
          </table:table-cell>
          <table:table-cell office:value-type="float" office:value="0.890659" calcext:value-type="float">
            <text:p>0.890659</text:p>
          </table:table-cell>
          <table:table-cell office:value-type="float" office:value="0.837957" calcext:value-type="float">
            <text:p>0.837957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911688" calcext:value-type="float">
            <text:p>0.911688</text:p>
          </table:table-cell>
          <table:table-cell office:value-type="string" calcext:value-type="string">
            <text:p>NaN</text:p>
          </table:table-cell>
          <table:table-cell office:value-type="float" office:value="0.930031" calcext:value-type="float">
            <text:p>0.930031</text:p>
          </table:table-cell>
          <table:table-cell office:value-type="float" office:value="0.925314" calcext:value-type="float">
            <text:p>0.925314</text:p>
          </table:table-cell>
          <table:table-cell office:value-type="float" office:value="0.939465" calcext:value-type="float">
            <text:p>0.939465</text:p>
          </table:table-cell>
          <table:table-cell office:value-type="float" office:value="0.935273" calcext:value-type="float">
            <text:p>0.935273</text:p>
          </table:table-cell>
          <table:table-cell office:value-type="float" office:value="0.917977" calcext:value-type="float">
            <text:p>0.917977</text:p>
          </table:table-cell>
          <table:table-cell office:value-type="string" calcext:value-type="string">
            <text:p>NaN</text:p>
          </table:table-cell>
          <table:table-cell office:value-type="float" office:value="0.932652" calcext:value-type="float">
            <text:p>0.932652</text:p>
          </table:table-cell>
          <table:table-cell office:value-type="float" office:value="0.696017" calcext:value-type="float">
            <text:p>0.696017</text:p>
          </table:table-cell>
          <table:table-cell office:value-type="float" office:value="0.94392" calcext:value-type="float">
            <text:p>0.94392</text:p>
          </table:table-cell>
          <table:table-cell office:value-type="float" office:value="0.930294" calcext:value-type="float">
            <text:p>0.930294</text:p>
          </table:table-cell>
          <table:table-cell office:value-type="float" office:value="0.908543" calcext:value-type="float">
            <text:p>0.908543</text:p>
          </table:table-cell>
          <table:table-cell office:value-type="float" office:value="0.889937" calcext:value-type="float">
            <text:p>0.889937</text:p>
          </table:table-cell>
          <table:table-cell office:value-type="float" office:value="0.848795" calcext:value-type="float">
            <text:p>0.848795</text:p>
          </table:table-cell>
          <table:table-cell office:value-type="float" office:value="0.705975" calcext:value-type="float">
            <text:p>0.705975</text:p>
          </table:table-cell>
          <table:table-cell office:value-type="float" office:value="0.890723" calcext:value-type="float">
            <text:p>0.890723</text:p>
          </table:table-cell>
          <table:table-cell office:value-type="float" office:value="0.837526" calcext:value-type="float">
            <text:p>0.83752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ITALYPOWERDEMAN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92427" calcext:value-type="float">
            <text:p>0.92427</text:p>
          </table:table-cell>
          <table:table-cell office:value-type="float" office:value="0.957725" calcext:value-type="float">
            <text:p>0.957725</text:p>
          </table:table-cell>
          <table:table-cell office:value-type="float" office:value="0.947384" calcext:value-type="float">
            <text:p>0.947384</text:p>
          </table:table-cell>
          <table:table-cell office:value-type="float" office:value="0.944039" calcext:value-type="float">
            <text:p>0.944039</text:p>
          </table:table-cell>
          <table:table-cell office:value-type="float" office:value="0.958637" calcext:value-type="float">
            <text:p>0.958637</text:p>
          </table:table-cell>
          <table:table-cell office:value-type="float" office:value="0.943735" calcext:value-type="float">
            <text:p>0.943735</text:p>
          </table:table-cell>
          <table:table-cell office:value-type="float" office:value="0.946168" calcext:value-type="float">
            <text:p>0.946168</text:p>
          </table:table-cell>
          <table:table-cell office:value-type="float" office:value="0.952251" calcext:value-type="float">
            <text:p>0.952251</text:p>
          </table:table-cell>
          <table:table-cell office:value-type="float" office:value="0.930961" calcext:value-type="float">
            <text:p>0.930961</text:p>
          </table:table-cell>
          <table:table-cell office:value-type="float" office:value="0.762774" calcext:value-type="float">
            <text:p>0.762774</text:p>
          </table:table-cell>
          <table:table-cell office:value-type="float" office:value="0.949818" calcext:value-type="float">
            <text:p>0.949818</text:p>
          </table:table-cell>
          <table:table-cell office:value-type="float" office:value="0.930353" calcext:value-type="float">
            <text:p>0.930353</text:p>
          </table:table-cell>
          <table:table-cell office:value-type="float" office:value="0.926703" calcext:value-type="float">
            <text:p>0.926703</text:p>
          </table:table-cell>
          <table:table-cell office:value-type="float" office:value="0.876521" calcext:value-type="float">
            <text:p>0.876521</text:p>
          </table:table-cell>
          <table:table-cell office:value-type="float" office:value="0.838808" calcext:value-type="float">
            <text:p>0.838808</text:p>
          </table:table-cell>
          <table:table-cell office:value-type="float" office:value="0.762774" calcext:value-type="float">
            <text:p>0.762774</text:p>
          </table:table-cell>
          <table:table-cell office:value-type="float" office:value="0.871655" calcext:value-type="float">
            <text:p>0.871655</text:p>
          </table:table-cell>
          <table:table-cell office:value-type="float" office:value="0.829684" calcext:value-type="float">
            <text:p>0.829684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925343" calcext:value-type="float">
            <text:p>0.925343</text:p>
          </table:table-cell>
          <table:table-cell office:value-type="float" office:value="0.957736" calcext:value-type="float">
            <text:p>0.957736</text:p>
          </table:table-cell>
          <table:table-cell office:value-type="float" office:value="0.947963" calcext:value-type="float">
            <text:p>0.947963</text:p>
          </table:table-cell>
          <table:table-cell office:value-type="float" office:value="0.944219" calcext:value-type="float">
            <text:p>0.944219</text:p>
          </table:table-cell>
          <table:table-cell office:value-type="float" office:value="0.958423" calcext:value-type="float">
            <text:p>0.958423</text:p>
          </table:table-cell>
          <table:table-cell office:value-type="float" office:value="0.943923" calcext:value-type="float">
            <text:p>0.943923</text:p>
          </table:table-cell>
          <table:table-cell office:value-type="float" office:value="0.946249" calcext:value-type="float">
            <text:p>0.946249</text:p>
          </table:table-cell>
          <table:table-cell office:value-type="float" office:value="0.952768" calcext:value-type="float">
            <text:p>0.952768</text:p>
          </table:table-cell>
          <table:table-cell office:value-type="float" office:value="0.932083" calcext:value-type="float">
            <text:p>0.932083</text:p>
          </table:table-cell>
          <table:table-cell office:value-type="float" office:value="0.779646" calcext:value-type="float">
            <text:p>0.779646</text:p>
          </table:table-cell>
          <table:table-cell office:value-type="float" office:value="0.950697" calcext:value-type="float">
            <text:p>0.950697</text:p>
          </table:table-cell>
          <table:table-cell office:value-type="float" office:value="0.93115" calcext:value-type="float">
            <text:p>0.93115</text:p>
          </table:table-cell>
          <table:table-cell office:value-type="float" office:value="0.928286" calcext:value-type="float">
            <text:p>0.928286</text:p>
          </table:table-cell>
          <table:table-cell office:value-type="float" office:value="0.87764" calcext:value-type="float">
            <text:p>0.87764</text:p>
          </table:table-cell>
          <table:table-cell office:value-type="float" office:value="0.844958" calcext:value-type="float">
            <text:p>0.844958</text:p>
          </table:table-cell>
          <table:table-cell office:value-type="float" office:value="0.780717" calcext:value-type="float">
            <text:p>0.780717</text:p>
          </table:table-cell>
          <table:table-cell office:value-type="float" office:value="0.874863" calcext:value-type="float">
            <text:p>0.874863</text:p>
          </table:table-cell>
          <table:table-cell office:value-type="float" office:value="0.83675" calcext:value-type="float">
            <text:p>0.83675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938452" calcext:value-type="float">
            <text:p>0.938452</text:p>
          </table:table-cell>
          <table:table-cell table:number-columns-repeated="2" office:value-type="float" office:value="0.957952" calcext:value-type="float">
            <text:p>0.957952</text:p>
          </table:table-cell>
          <table:table-cell office:value-type="float" office:value="0.946984" calcext:value-type="float">
            <text:p>0.946984</text:p>
          </table:table-cell>
          <table:table-cell office:value-type="float" office:value="0.953687" calcext:value-type="float">
            <text:p>0.953687</text:p>
          </table:table-cell>
          <table:table-cell office:value-type="float" office:value="0.946984" calcext:value-type="float">
            <text:p>0.946984</text:p>
          </table:table-cell>
          <table:table-cell office:value-type="float" office:value="0.947593" calcext:value-type="float">
            <text:p>0.947593</text:p>
          </table:table-cell>
          <table:table-cell office:value-type="float" office:value="0.962828" calcext:value-type="float">
            <text:p>0.962828</text:p>
          </table:table-cell>
          <table:table-cell office:value-type="float" office:value="0.946984" calcext:value-type="float">
            <text:p>0.946984</text:p>
          </table:table-cell>
          <table:table-cell office:value-type="float" office:value="0.838513" calcext:value-type="float">
            <text:p>0.838513</text:p>
          </table:table-cell>
          <table:table-cell office:value-type="float" office:value="0.967093" calcext:value-type="float">
            <text:p>0.967093</text:p>
          </table:table-cell>
          <table:table-cell office:value-type="float" office:value="0.941499" calcext:value-type="float">
            <text:p>0.941499</text:p>
          </table:table-cell>
          <table:table-cell office:value-type="float" office:value="0.944506" calcext:value-type="float">
            <text:p>0.944506</text:p>
          </table:table-cell>
          <table:table-cell office:value-type="float" office:value="0.883532" calcext:value-type="float">
            <text:p>0.883532</text:p>
          </table:table-cell>
          <table:table-cell office:value-type="float" office:value="0.878123" calcext:value-type="float">
            <text:p>0.878123</text:p>
          </table:table-cell>
          <table:table-cell office:value-type="float" office:value="0.843998" calcext:value-type="float">
            <text:p>0.843998</text:p>
          </table:table-cell>
          <table:table-cell office:value-type="float" office:value="0.895186" calcext:value-type="float">
            <text:p>0.895186</text:p>
          </table:table-cell>
          <table:table-cell office:value-type="float" office:value="0.872639" calcext:value-type="float">
            <text:p>0.872639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91014" calcext:value-type="float">
            <text:p>0.91014</text:p>
          </table:table-cell>
          <table:table-cell office:value-type="float" office:value="0.957498" calcext:value-type="float">
            <text:p>0.957498</text:p>
          </table:table-cell>
          <table:table-cell office:value-type="float" office:value="0.936855" calcext:value-type="float">
            <text:p>0.936855</text:p>
          </table:table-cell>
          <table:table-cell office:value-type="float" office:value="0.941105" calcext:value-type="float">
            <text:p>0.941105</text:p>
          </table:table-cell>
          <table:table-cell office:value-type="float" office:value="0.96357" calcext:value-type="float">
            <text:p>0.96357</text:p>
          </table:table-cell>
          <table:table-cell office:value-type="float" office:value="0.940498" calcext:value-type="float">
            <text:p>0.940498</text:p>
          </table:table-cell>
          <table:table-cell office:value-type="float" office:value="0.944748" calcext:value-type="float">
            <text:p>0.944748</text:p>
          </table:table-cell>
          <table:table-cell office:value-type="float" office:value="0.941712" calcext:value-type="float">
            <text:p>0.941712</text:p>
          </table:table-cell>
          <table:table-cell office:value-type="float" office:value="0.914997" calcext:value-type="float">
            <text:p>0.914997</text:p>
          </table:table-cell>
          <table:table-cell office:value-type="float" office:value="0.68731" calcext:value-type="float">
            <text:p>0.68731</text:p>
          </table:table-cell>
          <table:table-cell office:value-type="float" office:value="0.932605" calcext:value-type="float">
            <text:p>0.932605</text:p>
          </table:table-cell>
          <table:table-cell office:value-type="float" office:value="0.919247" calcext:value-type="float">
            <text:p>0.919247</text:p>
          </table:table-cell>
          <table:table-cell office:value-type="float" office:value="0.909532" calcext:value-type="float">
            <text:p>0.909532</text:p>
          </table:table-cell>
          <table:table-cell office:value-type="float" office:value="0.870067" calcext:value-type="float">
            <text:p>0.870067</text:p>
          </table:table-cell>
          <table:table-cell office:value-type="float" office:value="0.799636" calcext:value-type="float">
            <text:p>0.799636</text:p>
          </table:table-cell>
          <table:table-cell office:value-type="float" office:value="0.681846" calcext:value-type="float">
            <text:p>0.681846</text:p>
          </table:table-cell>
          <table:table-cell office:value-type="float" office:value="0.84873" calcext:value-type="float">
            <text:p>0.84873</text:p>
          </table:table-cell>
          <table:table-cell office:value-type="float" office:value="0.786885" calcext:value-type="float">
            <text:p>0.786885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924187" calcext:value-type="float">
            <text:p>0.924187</text:p>
          </table:table-cell>
          <table:table-cell office:value-type="float" office:value="0.957725" calcext:value-type="float">
            <text:p>0.957725</text:p>
          </table:table-cell>
          <table:table-cell office:value-type="float" office:value="0.947345" calcext:value-type="float">
            <text:p>0.947345</text:p>
          </table:table-cell>
          <table:table-cell office:value-type="float" office:value="0.94404" calcext:value-type="float">
            <text:p>0.94404</text:p>
          </table:table-cell>
          <table:table-cell office:value-type="float" office:value="0.958616" calcext:value-type="float">
            <text:p>0.958616</text:p>
          </table:table-cell>
          <table:table-cell office:value-type="float" office:value="0.943735" calcext:value-type="float">
            <text:p>0.943735</text:p>
          </table:table-cell>
          <table:table-cell office:value-type="float" office:value="0.946169" calcext:value-type="float">
            <text:p>0.946169</text:p>
          </table:table-cell>
          <table:table-cell office:value-type="float" office:value="0.952211" calcext:value-type="float">
            <text:p>0.952211</text:p>
          </table:table-cell>
          <table:table-cell office:value-type="float" office:value="0.930853" calcext:value-type="float">
            <text:p>0.930853</text:p>
          </table:table-cell>
          <table:table-cell office:value-type="float" office:value="0.759157" calcext:value-type="float">
            <text:p>0.759157</text:p>
          </table:table-cell>
          <table:table-cell office:value-type="float" office:value="0.949692" calcext:value-type="float">
            <text:p>0.949692</text:p>
          </table:table-cell>
          <table:table-cell office:value-type="float" office:value="0.930307" calcext:value-type="float">
            <text:p>0.930307</text:p>
          </table:table-cell>
          <table:table-cell office:value-type="float" office:value="0.926854" calcext:value-type="float">
            <text:p>0.926854</text:p>
          </table:table-cell>
          <table:table-cell office:value-type="float" office:value="0.876773" calcext:value-type="float">
            <text:p>0.876773</text:p>
          </table:table-cell>
          <table:table-cell office:value-type="float" office:value="0.837961" calcext:value-type="float">
            <text:p>0.837961</text:p>
          </table:table-cell>
          <table:table-cell office:value-type="float" office:value="0.758601" calcext:value-type="float">
            <text:p>0.758601</text:p>
          </table:table-cell>
          <table:table-cell office:value-type="float" office:value="0.871648" calcext:value-type="float">
            <text:p>0.871648</text:p>
          </table:table-cell>
          <table:table-cell office:value-type="float" office:value="0.828653" calcext:value-type="float">
            <text:p>0.828653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92427" calcext:value-type="float">
            <text:p>0.92427</text:p>
          </table:table-cell>
          <table:table-cell office:value-type="float" office:value="0.957725" calcext:value-type="float">
            <text:p>0.957725</text:p>
          </table:table-cell>
          <table:table-cell office:value-type="float" office:value="0.947384" calcext:value-type="float">
            <text:p>0.947384</text:p>
          </table:table-cell>
          <table:table-cell office:value-type="float" office:value="0.944039" calcext:value-type="float">
            <text:p>0.944039</text:p>
          </table:table-cell>
          <table:table-cell office:value-type="float" office:value="0.958637" calcext:value-type="float">
            <text:p>0.958637</text:p>
          </table:table-cell>
          <table:table-cell office:value-type="float" office:value="0.943735" calcext:value-type="float">
            <text:p>0.943735</text:p>
          </table:table-cell>
          <table:table-cell office:value-type="float" office:value="0.946168" calcext:value-type="float">
            <text:p>0.946168</text:p>
          </table:table-cell>
          <table:table-cell office:value-type="float" office:value="0.952251" calcext:value-type="float">
            <text:p>0.952251</text:p>
          </table:table-cell>
          <table:table-cell office:value-type="float" office:value="0.930961" calcext:value-type="float">
            <text:p>0.930961</text:p>
          </table:table-cell>
          <table:table-cell office:value-type="float" office:value="0.762774" calcext:value-type="float">
            <text:p>0.762774</text:p>
          </table:table-cell>
          <table:table-cell office:value-type="float" office:value="0.949818" calcext:value-type="float">
            <text:p>0.949818</text:p>
          </table:table-cell>
          <table:table-cell office:value-type="float" office:value="0.930353" calcext:value-type="float">
            <text:p>0.930353</text:p>
          </table:table-cell>
          <table:table-cell office:value-type="float" office:value="0.926703" calcext:value-type="float">
            <text:p>0.926703</text:p>
          </table:table-cell>
          <table:table-cell office:value-type="float" office:value="0.876521" calcext:value-type="float">
            <text:p>0.876521</text:p>
          </table:table-cell>
          <table:table-cell office:value-type="float" office:value="0.838808" calcext:value-type="float">
            <text:p>0.838808</text:p>
          </table:table-cell>
          <table:table-cell office:value-type="float" office:value="0.762774" calcext:value-type="float">
            <text:p>0.762774</text:p>
          </table:table-cell>
          <table:table-cell office:value-type="float" office:value="0.871655" calcext:value-type="float">
            <text:p>0.871655</text:p>
          </table:table-cell>
          <table:table-cell office:value-type="float" office:value="0.829684" calcext:value-type="float">
            <text:p>0.829684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CHLORINECONCENTRATI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ccuracy: </text:p>
          </table:table-cell>
          <table:table-cell table:number-columns-repeated="18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table:number-columns-repeated="18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table:number-columns-repeated="18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table:number-columns-repeated="18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table:number-columns-repeated="18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table:number-columns-repeated="18" office:value-type="string" calcext:value-type="string">
            <text:p>NaN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TWOPATTERN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ccuracy: 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0.582583" calcext:value-type="float">
            <text:p>0.582583</text:p>
          </table:table-cell>
          <table:table-cell table:number-columns-repeated="5" office:value-type="string" calcext:value-type="string">
            <text:p>NaN</text:p>
          </table:table-cell>
          <table:table-cell office:value-type="float" office:value="0.759633" calcext:value-type="float">
            <text:p>0.759633</text:p>
          </table:table-cell>
          <table:table-cell office:value-type="float" office:value="0.585233" calcext:value-type="float">
            <text:p>0.585233</text:p>
          </table:table-cell>
          <table:table-cell office:value-type="float" office:value="0.570483" calcext:value-type="float">
            <text:p>0.570483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0.577067" calcext:value-type="float">
            <text:p>0.577067</text:p>
          </table:table-cell>
          <table:table-cell table:number-columns-repeated="5" office:value-type="string" calcext:value-type="string">
            <text:p>NaN</text:p>
          </table:table-cell>
          <table:table-cell office:value-type="float" office:value="0.779657" calcext:value-type="float">
            <text:p>0.779657</text:p>
          </table:table-cell>
          <table:table-cell office:value-type="float" office:value="0.553758" calcext:value-type="float">
            <text:p>0.553758</text:p>
          </table:table-cell>
          <table:table-cell office:value-type="float" office:value="0.542792" calcext:value-type="float">
            <text:p>0.542792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a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a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a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table:number-columns-repeated="9" office:value-type="string" calcext:value-type="string">
            <text:p>NaN</text:p>
          </table:table-cell>
          <table:table-cell office:value-type="float" office:value="0.582583" calcext:value-type="float">
            <text:p>0.582583</text:p>
          </table:table-cell>
          <table:table-cell table:number-columns-repeated="5" office:value-type="string" calcext:value-type="string">
            <text:p>NaN</text:p>
          </table:table-cell>
          <table:table-cell office:value-type="float" office:value="0.759633" calcext:value-type="float">
            <text:p>0.759633</text:p>
          </table:table-cell>
          <table:table-cell office:value-type="float" office:value="0.585233" calcext:value-type="float">
            <text:p>0.585233</text:p>
          </table:table-cell>
          <table:table-cell office:value-type="float" office:value="0.570483" calcext:value-type="float">
            <text:p>0.570483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INLINESKAT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437656" calcext:value-type="float">
            <text:p>0.437656</text:p>
          </table:table-cell>
          <table:table-cell office:value-type="float" office:value="0.513407" calcext:value-type="float">
            <text:p>0.513407</text:p>
          </table:table-cell>
          <table:table-cell office:value-type="float" office:value="0.451136" calcext:value-type="float">
            <text:p>0.451136</text:p>
          </table:table-cell>
          <table:table-cell office:value-type="float" office:value="0.430623" calcext:value-type="float">
            <text:p>0.430623</text:p>
          </table:table-cell>
          <table:table-cell office:value-type="float" office:value="0.477802" calcext:value-type="float">
            <text:p>0.477802</text:p>
          </table:table-cell>
          <table:table-cell office:value-type="float" office:value="0.464029" calcext:value-type="float">
            <text:p>0.464029</text:p>
          </table:table-cell>
          <table:table-cell office:value-type="float" office:value="0.41033" calcext:value-type="float">
            <text:p>0.41033</text:p>
          </table:table-cell>
          <table:table-cell office:value-type="float" office:value="0.558168" calcext:value-type="float">
            <text:p>0.558168</text:p>
          </table:table-cell>
          <table:table-cell office:value-type="float" office:value="0.508278" calcext:value-type="float">
            <text:p>0.508278</text:p>
          </table:table-cell>
          <table:table-cell office:value-type="float" office:value="0.381245" calcext:value-type="float">
            <text:p>0.381245</text:p>
          </table:table-cell>
          <table:table-cell office:value-type="float" office:value="0.504103" calcext:value-type="float">
            <text:p>0.504103</text:p>
          </table:table-cell>
          <table:table-cell office:value-type="float" office:value="0.458901" calcext:value-type="float">
            <text:p>0.458901</text:p>
          </table:table-cell>
          <table:table-cell office:value-type="float" office:value="0.409158" calcext:value-type="float">
            <text:p>0.409158</text:p>
          </table:table-cell>
          <table:table-cell office:value-type="float" office:value="0.65685" calcext:value-type="float">
            <text:p>0.65685</text:p>
          </table:table-cell>
          <table:table-cell office:value-type="float" office:value="0.497509" calcext:value-type="float">
            <text:p>0.497509</text:p>
          </table:table-cell>
          <table:table-cell office:value-type="float" office:value="0.439853" calcext:value-type="float">
            <text:p>0.439853</text:p>
          </table:table-cell>
          <table:table-cell office:value-type="float" office:value="0.53619" calcext:value-type="float">
            <text:p>0.53619</text:p>
          </table:table-cell>
          <table:table-cell office:value-type="float" office:value="0.435092" calcext:value-type="float">
            <text:p>0.435092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477044" calcext:value-type="float">
            <text:p>0.477044</text:p>
          </table:table-cell>
          <table:table-cell office:value-type="float" office:value="0.563129" calcext:value-type="float">
            <text:p>0.563129</text:p>
          </table:table-cell>
          <table:table-cell office:value-type="float" office:value="0.492517" calcext:value-type="float">
            <text:p>0.492517</text:p>
          </table:table-cell>
          <table:table-cell office:value-type="float" office:value="0.470426" calcext:value-type="float">
            <text:p>0.470426</text:p>
          </table:table-cell>
          <table:table-cell office:value-type="float" office:value="0.519019" calcext:value-type="float">
            <text:p>0.519019</text:p>
          </table:table-cell>
          <table:table-cell office:value-type="float" office:value="0.507046" calcext:value-type="float">
            <text:p>0.507046</text:p>
          </table:table-cell>
          <table:table-cell office:value-type="float" office:value="0.445561" calcext:value-type="float">
            <text:p>0.445561</text:p>
          </table:table-cell>
          <table:table-cell office:value-type="float" office:value="0.603465" calcext:value-type="float">
            <text:p>0.603465</text:p>
          </table:table-cell>
          <table:table-cell office:value-type="float" office:value="0.555818" calcext:value-type="float">
            <text:p>0.555818</text:p>
          </table:table-cell>
          <table:table-cell office:value-type="float" office:value="0.397725" calcext:value-type="float">
            <text:p>0.397725</text:p>
          </table:table-cell>
          <table:table-cell office:value-type="float" office:value="0.551639" calcext:value-type="float">
            <text:p>0.551639</text:p>
          </table:table-cell>
          <table:table-cell office:value-type="float" office:value="0.503895" calcext:value-type="float">
            <text:p>0.503895</text:p>
          </table:table-cell>
          <table:table-cell office:value-type="float" office:value="0.444351" calcext:value-type="float">
            <text:p>0.444351</text:p>
          </table:table-cell>
          <table:table-cell office:value-type="float" office:value="0.67941" calcext:value-type="float">
            <text:p>0.67941</text:p>
          </table:table-cell>
          <table:table-cell office:value-type="float" office:value="0.542292" calcext:value-type="float">
            <text:p>0.542292</text:p>
          </table:table-cell>
          <table:table-cell office:value-type="float" office:value="0.471969" calcext:value-type="float">
            <text:p>0.471969</text:p>
          </table:table-cell>
          <table:table-cell office:value-type="float" office:value="0.586302" calcext:value-type="float">
            <text:p>0.586302</text:p>
          </table:table-cell>
          <table:table-cell office:value-type="float" office:value="0.474259" calcext:value-type="float">
            <text:p>0.474259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437656" calcext:value-type="float">
            <text:p>0.437656</text:p>
          </table:table-cell>
          <table:table-cell office:value-type="float" office:value="0.513407" calcext:value-type="float">
            <text:p>0.513407</text:p>
          </table:table-cell>
          <table:table-cell office:value-type="float" office:value="0.451136" calcext:value-type="float">
            <text:p>0.451136</text:p>
          </table:table-cell>
          <table:table-cell office:value-type="float" office:value="0.430623" calcext:value-type="float">
            <text:p>0.430623</text:p>
          </table:table-cell>
          <table:table-cell office:value-type="float" office:value="0.477802" calcext:value-type="float">
            <text:p>0.477802</text:p>
          </table:table-cell>
          <table:table-cell office:value-type="float" office:value="0.464029" calcext:value-type="float">
            <text:p>0.464029</text:p>
          </table:table-cell>
          <table:table-cell office:value-type="float" office:value="0.41033" calcext:value-type="float">
            <text:p>0.41033</text:p>
          </table:table-cell>
          <table:table-cell office:value-type="float" office:value="0.558168" calcext:value-type="float">
            <text:p>0.558168</text:p>
          </table:table-cell>
          <table:table-cell office:value-type="float" office:value="0.508278" calcext:value-type="float">
            <text:p>0.508278</text:p>
          </table:table-cell>
          <table:table-cell office:value-type="float" office:value="0.381245" calcext:value-type="float">
            <text:p>0.381245</text:p>
          </table:table-cell>
          <table:table-cell office:value-type="float" office:value="0.504103" calcext:value-type="float">
            <text:p>0.504103</text:p>
          </table:table-cell>
          <table:table-cell office:value-type="float" office:value="0.458901" calcext:value-type="float">
            <text:p>0.458901</text:p>
          </table:table-cell>
          <table:table-cell office:value-type="float" office:value="0.409158" calcext:value-type="float">
            <text:p>0.409158</text:p>
          </table:table-cell>
          <table:table-cell office:value-type="float" office:value="0.65685" calcext:value-type="float">
            <text:p>0.65685</text:p>
          </table:table-cell>
          <table:table-cell office:value-type="float" office:value="0.497509" calcext:value-type="float">
            <text:p>0.497509</text:p>
          </table:table-cell>
          <table:table-cell office:value-type="float" office:value="0.439853" calcext:value-type="float">
            <text:p>0.439853</text:p>
          </table:table-cell>
          <table:table-cell office:value-type="float" office:value="0.53619" calcext:value-type="float">
            <text:p>0.53619</text:p>
          </table:table-cell>
          <table:table-cell office:value-type="float" office:value="0.435092" calcext:value-type="float">
            <text:p>0.43509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PATIENT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517241" calcext:value-type="float">
            <text:p>0.517241</text:p>
          </table:table-cell>
          <table:table-cell office:value-type="float" office:value="0.551724" calcext:value-type="float">
            <text:p>0.551724</text:p>
          </table:table-cell>
          <table:table-cell office:value-type="float" office:value="0.54023" calcext:value-type="float">
            <text:p>0.54023</text:p>
          </table:table-cell>
          <table:table-cell office:value-type="float" office:value="0.517241" calcext:value-type="float">
            <text:p>0.517241</text:p>
          </table:table-cell>
          <table:table-cell office:value-type="float" office:value="0.505747" calcext:value-type="float">
            <text:p>0.505747</text:p>
          </table:table-cell>
          <table:table-cell office:value-type="float" office:value="0.543103" calcext:value-type="float">
            <text:p>0.543103</text:p>
          </table:table-cell>
          <table:table-cell office:value-type="float" office:value="0.508621" calcext:value-type="float">
            <text:p>0.508621</text:p>
          </table:table-cell>
          <table:table-cell office:value-type="float" office:value="0.528736" calcext:value-type="float">
            <text:p>0.528736</text:p>
          </table:table-cell>
          <table:table-cell office:value-type="float" office:value="0.543103" calcext:value-type="float">
            <text:p>0.543103</text:p>
          </table:table-cell>
          <table:table-cell office:value-type="float" office:value="0.520115" calcext:value-type="float">
            <text:p>0.520115</text:p>
          </table:table-cell>
          <table:table-cell office:value-type="float" office:value="0.474138" calcext:value-type="float">
            <text:p>0.474138</text:p>
          </table:table-cell>
          <table:table-cell office:value-type="float" office:value="0.574713" calcext:value-type="float">
            <text:p>0.574713</text:p>
          </table:table-cell>
          <table:table-cell office:value-type="float" office:value="0.502874" calcext:value-type="float">
            <text:p>0.502874</text:p>
          </table:table-cell>
          <table:table-cell office:value-type="float" office:value="0.522989" calcext:value-type="float">
            <text:p>0.522989</text:p>
          </table:table-cell>
          <table:table-cell office:value-type="float" office:value="0.574713" calcext:value-type="float">
            <text:p>0.574713</text:p>
          </table:table-cell>
          <table:table-cell office:value-type="float" office:value="0.5" calcext:value-type="float">
            <text:p>0.5</text:p>
          </table:table-cell>
          <table:table-cell office:value-type="float" office:value="0.563218" calcext:value-type="float">
            <text:p>0.563218</text:p>
          </table:table-cell>
          <table:table-cell office:value-type="float" office:value="0.514368" calcext:value-type="float">
            <text:p>0.514368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543004" calcext:value-type="float">
            <text:p>0.543004</text:p>
          </table:table-cell>
          <table:table-cell office:value-type="float" office:value="0.590544" calcext:value-type="float">
            <text:p>0.590544</text:p>
          </table:table-cell>
          <table:table-cell office:value-type="float" office:value="0.560751" calcext:value-type="float">
            <text:p>0.560751</text:p>
          </table:table-cell>
          <table:table-cell office:value-type="float" office:value="0.536579" calcext:value-type="float">
            <text:p>0.536579</text:p>
          </table:table-cell>
          <table:table-cell office:value-type="float" office:value="0.511523" calcext:value-type="float">
            <text:p>0.511523</text:p>
          </table:table-cell>
          <table:table-cell office:value-type="float" office:value="0.551274" calcext:value-type="float">
            <text:p>0.551274</text:p>
          </table:table-cell>
          <table:table-cell office:value-type="float" office:value="0.533782" calcext:value-type="float">
            <text:p>0.533782</text:p>
          </table:table-cell>
          <table:table-cell office:value-type="float" office:value="0.553984" calcext:value-type="float">
            <text:p>0.553984</text:p>
          </table:table-cell>
          <table:table-cell office:value-type="float" office:value="0.551877" calcext:value-type="float">
            <text:p>0.551877</text:p>
          </table:table-cell>
          <table:table-cell office:value-type="float" office:value="0.504767" calcext:value-type="float">
            <text:p>0.504767</text:p>
          </table:table-cell>
          <table:table-cell office:value-type="float" office:value="0.517466" calcext:value-type="float">
            <text:p>0.517466</text:p>
          </table:table-cell>
          <table:table-cell office:value-type="float" office:value="0.589594" calcext:value-type="float">
            <text:p>0.589594</text:p>
          </table:table-cell>
          <table:table-cell office:value-type="float" office:value="0.514994" calcext:value-type="float">
            <text:p>0.514994</text:p>
          </table:table-cell>
          <table:table-cell office:value-type="float" office:value="0.530922" calcext:value-type="float">
            <text:p>0.530922</text:p>
          </table:table-cell>
          <table:table-cell office:value-type="float" office:value="0.592623" calcext:value-type="float">
            <text:p>0.592623</text:p>
          </table:table-cell>
          <table:table-cell office:value-type="float" office:value="0.503516" calcext:value-type="float">
            <text:p>0.503516</text:p>
          </table:table-cell>
          <table:table-cell office:value-type="float" office:value="0.596748" calcext:value-type="float">
            <text:p>0.596748</text:p>
          </table:table-cell>
          <table:table-cell office:value-type="float" office:value="0.532951" calcext:value-type="float">
            <text:p>0.532951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589744" calcext:value-type="float">
            <text:p>0.589744</text:p>
          </table:table-cell>
          <table:table-cell office:value-type="float" office:value="0.682051" calcext:value-type="float">
            <text:p>0.682051</text:p>
          </table:table-cell>
          <table:table-cell office:value-type="float" office:value="0.605128" calcext:value-type="float">
            <text:p>0.605128</text:p>
          </table:table-cell>
          <table:table-cell office:value-type="float" office:value="0.569231" calcext:value-type="float">
            <text:p>0.569231</text:p>
          </table:table-cell>
          <table:table-cell office:value-type="float" office:value="0.533333" calcext:value-type="float">
            <text:p>0.533333</text:p>
          </table:table-cell>
          <table:table-cell office:value-type="float" office:value="0.574359" calcext:value-type="float">
            <text:p>0.574359</text:p>
          </table:table-cell>
          <table:table-cell office:value-type="float" office:value="0.579487" calcext:value-type="float">
            <text:p>0.579487</text:p>
          </table:table-cell>
          <table:table-cell office:value-type="float" office:value="0.6" calcext:value-type="float">
            <text:p>0.6</text:p>
          </table:table-cell>
          <table:table-cell office:value-type="float" office:value="0.569231" calcext:value-type="float">
            <text:p>0.569231</text:p>
          </table:table-cell>
          <table:table-cell office:value-type="float" office:value="0.523077" calcext:value-type="float">
            <text:p>0.523077</text:p>
          </table:table-cell>
          <table:table-cell office:value-type="float" office:value="0.594872" calcext:value-type="float">
            <text:p>0.594872</text:p>
          </table:table-cell>
          <table:table-cell office:value-type="float" office:value="0.625641" calcext:value-type="float">
            <text:p>0.625641</text:p>
          </table:table-cell>
          <table:table-cell office:value-type="float" office:value="0.538462" calcext:value-type="float">
            <text:p>0.538462</text:p>
          </table:table-cell>
          <table:table-cell office:value-type="float" office:value="0.553846" calcext:value-type="float">
            <text:p>0.553846</text:p>
          </table:table-cell>
          <table:table-cell office:value-type="float" office:value="0.630769" calcext:value-type="float">
            <text:p>0.630769</text:p>
          </table:table-cell>
          <table:table-cell office:value-type="float" office:value="0.512821" calcext:value-type="float">
            <text:p>0.512821</text:p>
          </table:table-cell>
          <table:table-cell office:value-type="float" office:value="0.671795" calcext:value-type="float">
            <text:p>0.671795</text:p>
          </table:table-cell>
          <table:table-cell office:value-type="float" office:value="0.558974" calcext:value-type="float">
            <text:p>0.558974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424837" calcext:value-type="float">
            <text:p>0.424837</text:p>
          </table:table-cell>
          <table:table-cell office:value-type="float" office:value="0.385621" calcext:value-type="float">
            <text:p>0.385621</text:p>
          </table:table-cell>
          <table:table-cell office:value-type="float" office:value="0.457516" calcext:value-type="float">
            <text:p>0.457516</text:p>
          </table:table-cell>
          <table:table-cell office:value-type="float" office:value="0.45098" calcext:value-type="float">
            <text:p>0.45098</text:p>
          </table:table-cell>
          <table:table-cell office:value-type="float" office:value="0.470588" calcext:value-type="float">
            <text:p>0.470588</text:p>
          </table:table-cell>
          <table:table-cell office:value-type="float" office:value="0.503268" calcext:value-type="float">
            <text:p>0.503268</text:p>
          </table:table-cell>
          <table:table-cell office:value-type="float" office:value="0.418301" calcext:value-type="float">
            <text:p>0.418301</text:p>
          </table:table-cell>
          <table:table-cell office:value-type="float" office:value="0.437908" calcext:value-type="float">
            <text:p>0.437908</text:p>
          </table:table-cell>
          <table:table-cell office:value-type="float" office:value="0.509804" calcext:value-type="float">
            <text:p>0.509804</text:p>
          </table:table-cell>
          <table:table-cell office:value-type="float" office:value="0.51634" calcext:value-type="float">
            <text:p>0.51634</text:p>
          </table:table-cell>
          <table:table-cell office:value-type="float" office:value="0.320261" calcext:value-type="float">
            <text:p>0.320261</text:p>
          </table:table-cell>
          <table:table-cell office:value-type="float" office:value="0.509804" calcext:value-type="float">
            <text:p>0.509804</text:p>
          </table:table-cell>
          <table:table-cell office:value-type="float" office:value="0.457516" calcext:value-type="float">
            <text:p>0.457516</text:p>
          </table:table-cell>
          <table:table-cell office:value-type="float" office:value="0.48366" calcext:value-type="float">
            <text:p>0.48366</text:p>
          </table:table-cell>
          <table:table-cell office:value-type="float" office:value="0.503268" calcext:value-type="float">
            <text:p>0.503268</text:p>
          </table:table-cell>
          <table:table-cell office:value-type="float" office:value="0.48366" calcext:value-type="float">
            <text:p>0.48366</text:p>
          </table:table-cell>
          <table:table-cell office:value-type="float" office:value="0.424837" calcext:value-type="float">
            <text:p>0.424837</text:p>
          </table:table-cell>
          <table:table-cell office:value-type="float" office:value="0.457516" calcext:value-type="float">
            <text:p>0.457516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500544" calcext:value-type="float">
            <text:p>0.500544</text:p>
          </table:table-cell>
          <table:table-cell office:value-type="float" office:value="0.512848" calcext:value-type="float">
            <text:p>0.512848</text:p>
          </table:table-cell>
          <table:table-cell office:value-type="float" office:value="0.526171" calcext:value-type="float">
            <text:p>0.526171</text:p>
          </table:table-cell>
          <table:table-cell office:value-type="float" office:value="0.506667" calcext:value-type="float">
            <text:p>0.506667</text:p>
          </table:table-cell>
          <table:table-cell office:value-type="float" office:value="0.500979" calcext:value-type="float">
            <text:p>0.500979</text:p>
          </table:table-cell>
          <table:table-cell office:value-type="float" office:value="0.53764" calcext:value-type="float">
            <text:p>0.53764</text:p>
          </table:table-cell>
          <table:table-cell office:value-type="float" office:value="0.492341" calcext:value-type="float">
            <text:p>0.492341</text:p>
          </table:table-cell>
          <table:table-cell office:value-type="float" office:value="0.512587" calcext:value-type="float">
            <text:p>0.512587</text:p>
          </table:table-cell>
          <table:table-cell office:value-type="float" office:value="0.538699" calcext:value-type="float">
            <text:p>0.538699</text:p>
          </table:table-cell>
          <table:table-cell office:value-type="float" office:value="0.519697" calcext:value-type="float">
            <text:p>0.519697</text:p>
          </table:table-cell>
          <table:table-cell office:value-type="float" office:value="0.43648" calcext:value-type="float">
            <text:p>0.43648</text:p>
          </table:table-cell>
          <table:table-cell office:value-type="float" office:value="0.56476" calcext:value-type="float">
            <text:p>0.56476</text:p>
          </table:table-cell>
          <table:table-cell office:value-type="float" office:value="0.496342" calcext:value-type="float">
            <text:p>0.496342</text:p>
          </table:table-cell>
          <table:table-cell office:value-type="float" office:value="0.517565" calcext:value-type="float">
            <text:p>0.517565</text:p>
          </table:table-cell>
          <table:table-cell office:value-type="float" office:value="0.563423" calcext:value-type="float">
            <text:p>0.563423</text:p>
          </table:table-cell>
          <table:table-cell office:value-type="float" office:value="0.498027" calcext:value-type="float">
            <text:p>0.498027</text:p>
          </table:table-cell>
          <table:table-cell office:value-type="float" office:value="0.534231" calcext:value-type="float">
            <text:p>0.534231</text:p>
          </table:table-cell>
          <table:table-cell office:value-type="float" office:value="0.505707" calcext:value-type="float">
            <text:p>0.505707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517241" calcext:value-type="float">
            <text:p>0.517241</text:p>
          </table:table-cell>
          <table:table-cell office:value-type="float" office:value="0.551724" calcext:value-type="float">
            <text:p>0.551724</text:p>
          </table:table-cell>
          <table:table-cell office:value-type="float" office:value="0.54023" calcext:value-type="float">
            <text:p>0.54023</text:p>
          </table:table-cell>
          <table:table-cell office:value-type="float" office:value="0.517241" calcext:value-type="float">
            <text:p>0.517241</text:p>
          </table:table-cell>
          <table:table-cell office:value-type="float" office:value="0.505747" calcext:value-type="float">
            <text:p>0.505747</text:p>
          </table:table-cell>
          <table:table-cell office:value-type="float" office:value="0.543103" calcext:value-type="float">
            <text:p>0.543103</text:p>
          </table:table-cell>
          <table:table-cell office:value-type="float" office:value="0.508621" calcext:value-type="float">
            <text:p>0.508621</text:p>
          </table:table-cell>
          <table:table-cell office:value-type="float" office:value="0.528736" calcext:value-type="float">
            <text:p>0.528736</text:p>
          </table:table-cell>
          <table:table-cell office:value-type="float" office:value="0.543103" calcext:value-type="float">
            <text:p>0.543103</text:p>
          </table:table-cell>
          <table:table-cell office:value-type="float" office:value="0.520115" calcext:value-type="float">
            <text:p>0.520115</text:p>
          </table:table-cell>
          <table:table-cell office:value-type="float" office:value="0.474138" calcext:value-type="float">
            <text:p>0.474138</text:p>
          </table:table-cell>
          <table:table-cell office:value-type="float" office:value="0.574713" calcext:value-type="float">
            <text:p>0.574713</text:p>
          </table:table-cell>
          <table:table-cell office:value-type="float" office:value="0.502874" calcext:value-type="float">
            <text:p>0.502874</text:p>
          </table:table-cell>
          <table:table-cell office:value-type="float" office:value="0.522989" calcext:value-type="float">
            <text:p>0.522989</text:p>
          </table:table-cell>
          <table:table-cell office:value-type="float" office:value="0.574713" calcext:value-type="float">
            <text:p>0.574713</text:p>
          </table:table-cell>
          <table:table-cell office:value-type="float" office:value="0.5" calcext:value-type="float">
            <text:p>0.5</text:p>
          </table:table-cell>
          <table:table-cell office:value-type="float" office:value="0.563218" calcext:value-type="float">
            <text:p>0.563218</text:p>
          </table:table-cell>
          <table:table-cell office:value-type="float" office:value="0.514368" calcext:value-type="float">
            <text:p>0.5143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1">00/00/0000</text:date>, <text:time style:data-style-name="N2" text:time-value="22:45:55.00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31T22:14:52.157000000</meta:creation-date>
    <meta:generator>LibreOffice/4.4.1.2$Windows_x86 LibreOffice_project/45e2de17089c24a1fa810c8f975a7171ba4cd432</meta:generator>
    <dc:date>2015-11-01T22:58:03.156000000</dc:date>
    <meta:editing-duration>PT12M5S</meta:editing-duration>
    <meta:editing-cycles>5</meta:editing-cycles>
    <meta:document-statistic meta:table-count="1" meta:cell-count="1115" meta:object-count="0"/>
  </office:meta>
</office:document-meta>
</file>